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Arial1" svg:font-family="Arial"/>
    <style:font-face style:name="Arial2" svg:font-family="Arial, sans-serif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 style:master-page-name="Standard">
      <style:table-properties style:width="17.992cm" style:page-number="auto" fo:break-before="auto" fo:break-after="auto" table:align="left" style:writing-mode="lr-tb"/>
    </style:style>
    <style:style style:name="Таблица3.A" style:family="table-column">
      <style:table-column-properties style:column-width="11.003cm"/>
    </style:style>
    <style:style style:name="Таблица3.B" style:family="table-column">
      <style:table-column-properties style:column-width="6.989cm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986cm" table:align="left" style:writing-mode="lr-tb"/>
    </style:style>
    <style:style style:name="Таблица2.A" style:family="table-column">
      <style:table-column-properties style:column-width="0.997cm"/>
    </style:style>
    <style:style style:name="Таблица2.B" style:family="table-column">
      <style:table-column-properties style:column-width="2.124cm"/>
    </style:style>
    <style:style style:name="Таблица2.G" style:family="table-column">
      <style:table-column-properties style:column-width="1.817cm"/>
    </style:style>
    <style:style style:name="Таблица2.H" style:family="table-column">
      <style:table-column-properties style:column-width="2.431cm"/>
    </style:style>
    <style:style style:name="Таблица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2.I1" style:family="table-cell">
      <style:table-cell-properties style:vertical-align="middle"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I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992cm" table:align="left" style:writing-mode="lr-tb"/>
    </style:style>
    <style:style style:name="Таблица4.A" style:family="table-column">
      <style:table-column-properties style:column-width="1.69cm"/>
    </style:style>
    <style:style style:name="Таблица4.B" style:family="table-column">
      <style:table-column-properties style:column-width="1.438cm"/>
    </style:style>
    <style:style style:name="Таблица4.C" style:family="table-column">
      <style:table-column-properties style:column-width="2cm"/>
    </style:style>
    <style:style style:name="Таблица4.D" style:family="table-column">
      <style:table-column-properties style:column-width="2.362cm"/>
    </style:style>
    <style:style style:name="Таблица4.E" style:family="table-column">
      <style:table-column-properties style:column-width="0.82cm"/>
    </style:style>
    <style:style style:name="Таблица4.F" style:family="table-column">
      <style:table-column-properties style:column-width="2.436cm"/>
    </style:style>
    <style:style style:name="Таблица4.G" style:family="table-column">
      <style:table-column-properties style:column-width="0.838cm"/>
    </style:style>
    <style:style style:name="Таблица4.I" style:family="table-column">
      <style:table-column-properties style:column-width="1.134cm"/>
    </style:style>
    <style:style style:name="Таблица4.J" style:family="table-column">
      <style:table-column-properties style:column-width="1.637cm"/>
    </style:style>
    <style:style style:name="Таблица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4.I1" style:family="table-cell">
      <style:table-cell-properties fo:padding="0.097cm" fo:border="0.002cm solid #000000"/>
    </style:style>
    <style:style style:name="Таблица4.D2" style:family="table-cell">
      <style:table-cell-properties fo:padding="0.097cm" fo:border-left="0.002cm solid #000000" fo:border-right="none" fo:border-top="none" fo:border-bottom="0.002cm solid #000000"/>
    </style:style>
    <style:style style:name="Таблица4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K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.985cm" table:align="left" style:writing-mode="lr-tb"/>
    </style:style>
    <style:style style:name="Таблица5.A" style:family="table-column">
      <style:table-column-properties style:column-width="0.956cm"/>
    </style:style>
    <style:style style:name="Таблица5.B" style:family="table-column">
      <style:table-column-properties style:column-width="2.838cm"/>
    </style:style>
    <style:style style:name="Таблица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5.G1" style:family="table-cell">
      <style:table-cell-properties style:vertical-align="middle" fo:padding="0.097cm" fo:border="0.002cm solid #000000"/>
    </style:style>
    <style:style style:name="Таблица5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none" fo:border-top="none" fo:border-bottom="0.002cm solid #000000"/>
    </style:style>
    <style:style style:name="Таблица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7" style:family="paragraph" style:parent-style-name="Text_20_body">
      <style:paragraph-properties fo:margin-top="0cm" fo:margin-bottom="0cm" fo:line-height="100%" fo:text-align="start" style:justify-single-word="false"/>
      <style:text-properties style:font-name="Arial" fo:font-size="8pt" fo:language="ru" fo:country="RU" style:font-size-asian="8pt" style:font-size-complex="8pt"/>
    </style:style>
    <style:style style:name="P8" style:family="paragraph" style:parent-style-name="Standard">
      <style:text-properties style:font-name="Arial" fo:font-size="6pt" style:font-size-asian="6pt" style:font-size-complex="6pt"/>
    </style:style>
    <style:style style:name="P9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2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24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page" style:writing-mode="lr-tb"/>
    </style:style>
    <style:style style:name="P27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</style:style>
    <style:style style:name="P28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31" style:family="paragraph" style:parent-style-name="Table_20_Contents">
      <style:paragraph-properties fo:margin-left="0cm" fo:margin-right="0cm" fo:margin-top="0.199cm" fo:margin-bottom="0cm" fo:line-height="100%" fo:text-align="center" style:justify-single-word="false" fo:text-indent="0cm" style:auto-text-indent="false" fo:padding="0cm" fo:border="none" style:writing-mode="lr-tb"/>
    </style:style>
    <style:style style:name="P32" style:family="paragraph" style:parent-style-name="Table_20_Contents">
      <style:paragraph-properties fo:margin-left="0cm" fo:margin-right="0cm" fo:margin-top="0.141cm" fo:margin-bottom="0cm" fo:line-height="150%" fo:text-align="start" style:justify-single-word="false" fo:text-indent="0cm" style:auto-text-indent="false" fo:padding="0cm" fo:border="none" style:writing-mode="lr-tb"/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Table_20_Contents"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style:font-name-asian="Times New Roman" style:font-size-asian="8pt" style:font-name-complex="Times New Roman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style:font-name-asian="Times New Roman" style:font-size-asian="8pt" style:font-name-complex="Times New Roman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8pt" style:font-name-asian="Times New Roman" style:font-size-asian="8pt" style:font-name-complex="Times New Roman" style:font-size-complex="8pt" style:text-rotation-angle="90" style:text-rotation-scale="line-heigh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bold" style:font-name-asian="Times New Roman" style:font-size-asian="8pt" style:font-weight-asian="bold" style:font-name-complex="Times New Roman" style:font-size-complex="8pt" style:font-weight-complex="bold"/>
    </style:style>
    <style:style style:name="P41" style:family="paragraph" style:parent-style-name="Table_20_Contents">
      <style:text-properties style:font-name="Arial" fo:font-size="8pt" fo:language="ru" fo:country="RU" style:font-size-asian="8pt" style:font-size-complex="8pt"/>
    </style:style>
    <style:style style:name="P42" style:family="paragraph" style:parent-style-name="Table_20_Contents">
      <style:text-properties style:font-name="Arial" fo:font-size="8pt" fo:language="en" fo:country="US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8pt" fo:language="en" fo:country="US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8pt" fo:language="en" fo:country="US" style:font-name-asian="Times New Roman" style:font-size-asian="8pt" style:font-name-complex="Times New Roman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6pt" style:font-name-asian="Times New Roman" style:font-size-asian="6pt" style:font-name-complex="Times New Roman" style:font-size-complex="6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" style:font-name-complex="Times New Roman"/>
    </style:style>
    <style:style style:name="T4" style:family="text">
      <style:text-properties fo:color="#b3b3b3"/>
    </style:style>
    <style:style style:name="T5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6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8" style:family="text">
      <style:text-properties fo:color="#000000" style:text-line-through-style="none" fo:font-style="italic" style:text-underline-style="none" fo:font-weight="normal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9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0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Arial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2" style:family="text"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3" style:family="text">
      <style:text-properties fo:color="#000000" style:text-line-through-style="none" style:font-name="Arial" fo:font-size="10pt" fo:language="ru" fo:country="RU" fo:font-style="normal" style:text-underline-style="none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4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5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6" style:family="text">
      <style:text-properties fo:color="#000000" style:text-line-through-style="none" style:font-name="Arial" fo:font-size="10pt" fo:language="ru" fo:country="RU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7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9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0" style:family="text">
      <style:text-properties fo:color="#000000" style:text-line-through-style="none" style:font-name="Arial" fo:font-size="10pt" fo:language="en" fo:country="US" fo:font-style="normal" style:text-underline-style="none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1" style:family="text">
      <style:text-properties fo:color="#000000" style:text-line-through-style="none" fo:language="ru" fo:country="RU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22" style:family="text">
      <style:text-properties fo:color="#000000" style:text-line-through-style="none" fo:language="ru" fo:country="RU" fo:font-style="normal" style:text-underline-style="none" fo:font-weight="bold" style:font-name-asian="Code 3 de 91" style:font-style-asian="normal" style:font-weight-asian="bold" style:font-name-complex="Code 3 de 91" style:font-style-complex="normal" style:font-weight-complex="bold"/>
    </style:style>
    <style:style style:name="T23" style:family="text">
      <style:text-properties fo:color="#000000" style:text-line-through-style="none" fo:language="ru" fo:country="RU" fo:font-style="normal" style:text-underline-style="none" fo:font-weight="bold" fo:background-color="transparent" style:font-name-asian="Times New Roman" style:font-style-asian="normal" style:font-weight-asian="bold" style:font-name-complex="Times New Roman" style:font-style-complex="normal" style:font-weight-complex="bold"/>
    </style:style>
    <style:style style:name="T24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fo:color="#000000" style:text-line-through-style="none" fo:language="ru" fo:country="RU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color="#000000" style:text-line-through-style="none" fo:language="en" fo:country="US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style:font-name="Arial" fo:font-size="10pt" fo:language="ru" fo:country="RU" fo:font-weight="bold" style:font-size-asian="10pt" style:font-weight-asian="bold" style:font-size-complex="10pt" style:font-weight-complex="bold"/>
    </style:style>
    <style:style style:name="T28" style:family="text">
      <style:text-properties fo:language="ru" fo:country="RU"/>
    </style:style>
    <style:style style:name="T29" style:family="text">
      <style:text-properties style:font-name="Arial" fo:font-size="10pt" fo:language="ru" fo:country="RU" style:font-size-asian="10pt" style:font-size-complex="10pt"/>
    </style:style>
    <style:style style:name="T30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31" style:family="text">
      <style:text-properties style:font-name="Arial" fo:font-size="10pt" fo:language="en" fo:country="US" style:font-size-asian="10pt" style:font-size-complex="10pt"/>
    </style:style>
    <style:style style:name="T32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style:font-name="Arial" fo:language="en" fo:country="US"/>
    </style:style>
    <style:style style:name="T35" style:family="text">
      <style:text-properties style:font-name="Arial" fo:language="en" fo:country="US" fo:font-weight="bold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font-name="Arial1" fo:font-size="9.75pt" fo:language="ru" fo:country="RU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fo:color="#000000" style:text-line-through-style="none" style:font-name="Arial1" fo:font-size="9.75pt" fo:language="ru" fo:country="RU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/>
    </style:style>
    <style:style style:name="T39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 style:font-size-asian="10pt" style:font-size-complex="10pt"/>
    </style:style>
    <style:style style:name="T41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42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normal" style:text-blinking="false" fo:background-color="transparent" style:font-size-asian="10pt" style:font-size-complex="10pt"/>
    </style:style>
    <style:style style:name="T44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46" style:family="text">
      <style:text-properties fo:font-variant="normal" fo:text-transform="none" fo:color="#333333" style:font-name="Arial2" fo:font-size="10.5pt" fo:letter-spacing="normal" fo:font-style="normal" fo:font-weight="normal"/>
    </style:style>
    <style:style style:name="T47" style:family="text">
      <style:text-properties style:font-name-asian="Times New Roman" style:font-name-complex="Times New Roman"/>
    </style:style>
    <style:style style:name="T48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tracked-changes text:track-changes="false">
        <text:changed-region xml:id="ct101058280" text:id="ct101058280">
          <text:insertion>
            <office:change-info>
              <dc:creator>&lt;анонимный&gt;</dc:creator>
              <dc:date>2012-12-14T13:45:00</dc:date>
            </office:change-info>
          </text:insertion>
        </text:changed-region>
        <text:changed-region xml:id="ct101058384" text:id="ct101058384">
          <text:insertion>
            <office:change-info>
              <dc:creator>&lt;анонимный&gt;</dc:creator>
              <dc:date>2013-07-17T15:54:00</dc:date>
            </office:change-info>
          </text:insertion>
        </text:changed-region>
        <text:changed-region xml:id="ct101058488" text:id="ct101058488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101058592" text:id="ct101058592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101058696" text:id="ct101058696">
          <text:insertion>
            <office:change-info>
              <dc:creator>&lt;анонимный&gt;</dc:creator>
              <dc:date>2012-12-14T13:48:00</dc:date>
            </office:change-info>
          </text:insertion>
        </text:changed-region>
        <text:changed-region xml:id="ct101058800" text:id="ct101058800">
          <text:insertion>
            <office:change-info>
              <dc:creator>&lt;анонимный&gt;</dc:creator>
              <dc:date>2012-12-14T16:37:00</dc:date>
            </office:change-info>
          </text:insertion>
        </text:changed-region>
        <text:changed-region xml:id="ct101058904" text:id="ct101058904">
          <text:insertion>
            <office:change-info>
              <dc:creator>&lt;анонимный&gt;</dc:creator>
              <dc:date>2013-06-28T15:30:00</dc:date>
            </office:change-info>
          </text:insertion>
        </text:changed-region>
        <text:changed-region xml:id="ct101059008" text:id="ct101059008">
          <text:insertion>
            <office:change-info>
              <dc:creator>&lt;анонимный&gt;</dc:creator>
              <dc:date>2012-12-14T14:52:00</dc:date>
            </office:change-info>
          </text:insertion>
        </text:changed-region>
        <text:changed-region xml:id="ct101059112" text:id="ct101059112">
          <text:insertion>
            <office:change-info>
              <dc:creator>&lt;анонимный&gt;</dc:creator>
              <dc:date>2012-12-14T14:51:00</dc:date>
            </office:change-info>
          </text:insertion>
        </text:changed-region>
        <text:changed-region xml:id="ct101059216" text:id="ct101059216">
          <text:insertion>
            <office:change-info>
              <dc:creator>&lt;анонимный&gt;</dc:creator>
              <dc:date>2012-12-14T14:56:00</dc:date>
            </office:change-info>
          </text:insertion>
        </text:changed-region>
        <text:changed-region xml:id="ct101059320" text:id="ct101059320">
          <text:insertion>
            <office:change-info>
              <dc:creator>&lt;анонимный&gt;</dc:creator>
              <dc:date>2012-12-14T14:57:00</dc:date>
            </office:change-info>
          </text:insertion>
        </text:changed-region>
        <text:changed-region xml:id="ct101059424" text:id="ct101059424">
          <text:insertion>
            <office:change-info>
              <dc:creator>&lt;анонимный&gt;</dc:creator>
              <dc:date>2012-12-14T16:18:00</dc:date>
            </office:change-info>
          </text:insertion>
        </text:changed-region>
        <text:changed-region xml:id="ct101059528" text:id="ct101059528">
          <text:insertion>
            <office:change-info>
              <dc:creator>&lt;анонимный&gt;</dc:creator>
              <dc:date>2012-12-14T16:32:00</dc:date>
            </office:change-info>
          </text:insertion>
        </text:changed-region>
        <text:changed-region xml:id="ct101059632" text:id="ct101059632">
          <text:insertion>
            <office:change-info>
              <dc:creator>Fedor Kurilov</dc:creator>
              <dc:date>2013-08-28T17:19:00</dc:date>
            </office:change-info>
          </text:insertion>
        </text:changed-region>
        <text:changed-region xml:id="ct101059736" text:id="ct101059736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101059840" text:id="ct101059840">
          <text:insertion>
            <office:change-info>
              <dc:creator>&lt;анонимный&gt;</dc:creator>
              <dc:date>2012-12-14T15:00:00</dc:date>
            </office:change-info>
          </text:insertion>
        </text:changed-region>
        <text:changed-region xml:id="ct101059944" text:id="ct101059944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101060048" text:id="ct101060048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101060152" text:id="ct101060152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101060256" text:id="ct101060256">
          <text:insertion>
            <office:change-info>
              <dc:creator>&lt;анонимный&gt;</dc:creator>
              <dc:date>2012-12-14T14:49:00</dc:date>
            </office:change-info>
          </text:insertion>
        </text:changed-region>
        <text:changed-region xml:id="ct101060360" text:id="ct101060360">
          <text:insertion>
            <office:change-info>
              <dc:creator>&lt;анонимный&gt;</dc:creator>
              <dc:date>2012-12-14T15:33:00</dc:date>
            </office:change-info>
          </text:insertion>
        </text:changed-region>
        <text:changed-region xml:id="ct101060464" text:id="ct101060464">
          <text:insertion>
            <office:change-info>
              <dc:creator>&lt;анонимный&gt;</dc:creator>
              <dc:date>2012-12-14T14:16:00</dc:date>
            </office:change-info>
          </text:insertion>
        </text:changed-region>
        <text:changed-region xml:id="ct101060568" text:id="ct101060568">
          <text:insertion>
            <office:change-info>
              <dc:creator>&lt;анонимный&gt;</dc:creator>
              <dc:date>2012-12-14T15:51:00</dc:date>
            </office:change-info>
          </text:insertion>
        </text:changed-region>
        <text:changed-region xml:id="ct101060672" text:id="ct101060672">
          <text:insertion>
            <office:change-info>
              <dc:creator>&lt;анонимный&gt;</dc:creator>
              <dc:date>2012-12-14T15:58:00</dc:date>
            </office:change-info>
          </text:insertion>
        </text:changed-region>
        <text:changed-region xml:id="ct101060776" text:id="ct101060776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101060880" text:id="ct101060880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101060984" text:id="ct101060984">
          <text:insertion>
            <office:change-info>
              <dc:creator>&lt;анонимный&gt;</dc:creator>
              <dc:date>2013-08-03T11:29:00</dc:date>
            </office:change-info>
          </text:insertion>
        </text:changed-region>
        <text:changed-region xml:id="ct101061088" text:id="ct101061088">
          <text:insertion>
            <office:change-info>
              <dc:creator>&lt;анонимный&gt;</dc:creator>
              <dc:date>2013-08-03T11:30:00</dc:date>
            </office:change-info>
          </text:insertion>
        </text:changed-region>
        <text:changed-region xml:id="ct101061192" text:id="ct101061192">
          <text:insertion>
            <office:change-info>
              <dc:creator>&lt;анонимный&gt;</dc:creator>
              <dc:date>2013-08-03T11:30:00</dc:date>
            </office:change-info>
          </text:insertion>
        </text:changed-region>
        <text:changed-region xml:id="ct101061296" text:id="ct101061296">
          <text:insertion>
            <office:change-info>
              <dc:creator>&lt;анонимный&gt;</dc:creator>
              <dc:date>2013-08-03T11:30:00</dc:date>
            </office:change-info>
          </text:insertion>
        </text:changed-region>
        <text:changed-region xml:id="ct101061400" text:id="ct101061400">
          <text:insertion>
            <office:change-info>
              <dc:creator>&lt;анонимный&gt;</dc:creator>
              <dc:date>2012-12-14T14:33:00</dc:date>
            </office:change-info>
          </text:insertion>
        </text:changed-region>
        <text:changed-region xml:id="ct101061504" text:id="ct101061504">
          <text:insertion>
            <office:change-info>
              <dc:creator>&lt;анонимный&gt;</dc:creator>
              <dc:date>2012-12-14T14:19:00</dc:date>
            </office:change-info>
          </text:insertion>
        </text:changed-region>
        <text:changed-region xml:id="ct101061608" text:id="ct101061608">
          <text:insertion>
            <office:change-info>
              <dc:creator>&lt;анонимный&gt;</dc:creator>
              <dc:date>2012-12-14T14:20:00</dc:date>
            </office:change-info>
          </text:insertion>
        </text:changed-region>
        <text:changed-region xml:id="ct101061712" text:id="ct101061712">
          <text:insertion>
            <office:change-info>
              <dc:creator>&lt;анонимный&gt;</dc:creator>
              <dc:date>2013-08-03T00:02:00</dc:date>
            </office:change-info>
          </text:insertion>
        </text:changed-region>
        <text:changed-region xml:id="ct101061816" text:id="ct101061816">
          <text:insertion>
            <office:change-info>
              <dc:creator>&lt;анонимный&gt;</dc:creator>
              <dc:date>2013-08-03T00:02:00</dc:date>
            </office:change-info>
          </text:insertion>
        </text:changed-region>
        <text:changed-region xml:id="ct101371472" text:id="ct101371472">
          <text:insertion>
            <office:change-info>
              <dc:creator>&lt;анонимный&gt;</dc:creator>
              <dc:date>2013-08-02T23:58:00</dc:date>
            </office:change-info>
          </text:insertion>
        </text:changed-region>
        <text:changed-region xml:id="ct101371576" text:id="ct101371576">
          <text:insertion>
            <office:change-info>
              <dc:creator>&lt;анонимный&gt;</dc:creator>
              <dc:date>2013-08-03T00:02:00</dc:date>
            </office:change-info>
          </text:insertion>
        </text:changed-region>
        <text:changed-region xml:id="ct101371680" text:id="ct101371680">
          <text:insertion>
            <office:change-info>
              <dc:creator>&lt;анонимный&gt;</dc:creator>
              <dc:date>2013-08-02T23:59:00</dc:date>
            </office:change-info>
          </text:insertion>
        </text:changed-region>
        <text:changed-region xml:id="ct101371784" text:id="ct101371784">
          <text:insertion>
            <office:change-info>
              <dc:creator>&lt;анонимный&gt;</dc:creator>
              <dc:date>2013-08-03</dc:date>
            </office:change-info>
          </text:insertion>
        </text:changed-region>
        <text:changed-region xml:id="ct101371888" text:id="ct101371888">
          <text:insertion>
            <office:change-info>
              <dc:creator>&lt;анонимный&gt;</dc:creator>
              <dc:date>2013-08-03</dc:date>
            </office:change-info>
          </text:insertion>
        </text:changed-region>
        <text:changed-region xml:id="ct101371992" text:id="ct101371992">
          <text:insertion>
            <office:change-info>
              <dc:creator>&lt;анонимный&gt;</dc:creator>
              <dc:date>2013-08-03T00:17:00</dc:date>
            </office:change-info>
          </text:insertion>
        </text:changed-region>
        <text:changed-region xml:id="ct101372096" text:id="ct101372096">
          <text:insertion>
            <office:change-info>
              <dc:creator>&lt;анонимный&gt;</dc:creator>
              <dc:date>2013-08-04T00:12:00</dc:date>
            </office:change-info>
          </text:insertion>
        </text:changed-region>
        <text:changed-region xml:id="ct101372200" text:id="ct101372200">
          <text:insertion>
            <office:change-info>
              <dc:creator>&lt;анонимный&gt;</dc:creator>
              <dc:date>2013-08-04T00:34:00</dc:date>
            </office:change-info>
          </text:insertion>
        </text:changed-region>
        <text:changed-region xml:id="ct101372304" text:id="ct101372304">
          <text:insertion>
            <office:change-info>
              <dc:creator>&lt;анонимный&gt;</dc:creator>
              <dc:date>2013-08-04T00:34:00</dc:date>
            </office:change-info>
          </text:insertion>
        </text:changed-region>
        <text:changed-region xml:id="ct101372408" text:id="ct101372408">
          <text:insertion>
            <office:change-info>
              <dc:creator>&lt;анонимный&gt;</dc:creator>
              <dc:date>2013-09-27T17:41:00</dc:date>
            </office:change-info>
          </text:insertion>
        </text:changed-region>
        <text:changed-region xml:id="ct101372512" text:id="ct101372512">
          <text:insertion>
            <office:change-info>
              <dc:creator>&lt;анонимный&gt;</dc:creator>
              <dc:date>2013-08-04T00:15:00</dc:date>
            </office:change-info>
          </text:insertion>
        </text:changed-region>
        <text:changed-region xml:id="ct101372616" text:id="ct101372616">
          <text:insertion>
            <office:change-info>
              <dc:creator>&lt;анонимный&gt;</dc:creator>
              <dc:date>2013-08-04T00:15:00</dc:date>
            </office:change-info>
          </text:insertion>
        </text:changed-region>
        <text:changed-region xml:id="ct101372720" text:id="ct101372720">
          <text:insertion>
            <office:change-info>
              <dc:creator>Fedor Kurilov</dc:creator>
              <dc:date>2013-08-15T17:06:00</dc:date>
            </office:change-info>
          </text:insertion>
        </text:changed-region>
        <text:changed-region xml:id="ct101372824" text:id="ct101372824">
          <text:insertion>
            <office:change-info>
              <dc:creator>Fedor Kurilov</dc:creator>
              <dc:date>2013-08-15T17:00:00</dc:date>
            </office:change-info>
          </text:insertion>
        </text:changed-region>
        <text:changed-region xml:id="ct101372928" text:id="ct101372928">
          <text:insertion>
            <office:change-info>
              <dc:creator>Fedor Kurilov</dc:creator>
              <dc:date>2013-08-15T17:15:00</dc:date>
            </office:change-info>
          </text:insertion>
        </text:changed-region>
        <text:changed-region xml:id="ct101373032" text:id="ct101373032">
          <text:insertion>
            <office:change-info>
              <dc:creator>Fedor Kurilov</dc:creator>
              <dc:date>2013-08-15T17:16:00</dc:date>
            </office:change-info>
          </text:insertion>
        </text:changed-region>
        <text:changed-region xml:id="ct101373136" text:id="ct101373136">
          <text:insertion>
            <office:change-info>
              <dc:creator>Fedor Kurilov</dc:creator>
              <dc:date>2013-08-15T16:53:00</dc:date>
            </office:change-info>
          </text:insertion>
        </text:changed-region>
        <text:changed-region xml:id="ct101373240" text:id="ct101373240">
          <text:insertion>
            <office:change-info>
              <dc:creator>Fedor Kurilov</dc:creator>
              <dc:date>2013-08-15T17:25:00</dc:date>
            </office:change-info>
          </text:insertion>
        </text:changed-region>
        <text:changed-region xml:id="ct101373344" text:id="ct101373344">
          <text:insertion>
            <office:change-info>
              <dc:creator>Fedor Kurilov</dc:creator>
              <dc:date>2013-08-15T17:22:00</dc:date>
            </office:change-info>
          </text:insertion>
        </text:changed-region>
        <text:changed-region xml:id="ct101373448" text:id="ct101373448">
          <text:insertion>
            <office:change-info>
              <dc:creator>Fedor Kurilov</dc:creator>
              <dc:date>2013-08-15T17:26:00</dc:date>
            </office:change-info>
          </text:insertion>
        </text:changed-region>
        <text:changed-region xml:id="ct101373552" text:id="ct101373552">
          <text:insertion>
            <office:change-info>
              <dc:creator>&lt;анонимный&gt;</dc:creator>
              <dc:date>2013-08-03T00:45:00</dc:date>
            </office:change-info>
          </text:insertion>
        </text:changed-region>
        <text:changed-region xml:id="ct101373656" text:id="ct101373656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101373760" text:id="ct101373760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101373864" text:id="ct101373864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101373968" text:id="ct101373968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101374072" text:id="ct101374072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101374176" text:id="ct101374176">
          <text:insertion>
            <office:change-info>
              <dc:creator>&lt;анонимный&gt;</dc:creator>
              <dc:date>2013-08-03T11:32:00</dc:date>
            </office:change-info>
          </text:insertion>
        </text:changed-region>
        <text:changed-region xml:id="ct101374280" text:id="ct101374280">
          <text:insertion>
            <office:change-info>
              <dc:creator>&lt;анонимный&gt;</dc:creator>
              <dc:date>2013-08-03T11:32:00</dc:date>
            </office:change-info>
          </text:insertion>
        </text:changed-region>
        <text:changed-region xml:id="ct101374384" text:id="ct101374384">
          <text:insertion>
            <office:change-info>
              <dc:creator>&lt;анонимный&gt;</dc:creator>
              <dc:date>2013-08-03T11:32:00</dc:date>
            </office:change-info>
          </text:insertion>
        </text:changed-region>
        <text:changed-region xml:id="ct101374488" text:id="ct101374488">
          <text:insertion>
            <office:change-info>
              <dc:creator>&lt;анонимный&gt;</dc:creator>
              <dc:date>2013-08-03T11:02:00</dc:date>
            </office:change-info>
          </text:insertion>
        </text:changed-region>
        <text:changed-region xml:id="ct101374592" text:id="ct101374592">
          <text:insertion>
            <office:change-info>
              <dc:creator>Fedor Kurilov</dc:creator>
              <dc:date>2013-08-05T13:39:00</dc:date>
            </office:change-info>
          </text:insertion>
        </text:changed-region>
        <text:changed-region xml:id="ct101374696" text:id="ct101374696">
          <text:insertion>
            <office:change-info>
              <dc:creator>Fedor Kurilov</dc:creator>
              <dc:date>2013-08-05T13:48:00</dc:date>
            </office:change-info>
          </text:insertion>
        </text:changed-region>
        <text:changed-region xml:id="ct101374800" text:id="ct101374800">
          <text:insertion>
            <office:change-info>
              <dc:creator>&lt;анонимный&gt;</dc:creator>
              <dc:date>2013-08-03T01:18:00</dc:date>
            </office:change-info>
          </text:insertion>
        </text:changed-region>
        <text:changed-region xml:id="ct101374904" text:id="ct101374904">
          <text:insertion>
            <office:change-info>
              <dc:creator>&lt;анонимный&gt;</dc:creator>
              <dc:date>2013-08-03T01:18:00</dc:date>
            </office:change-info>
          </text:insertion>
        </text:changed-region>
        <text:changed-region xml:id="ct101375008" text:id="ct101375008">
          <text:insertion>
            <office:change-info>
              <dc:creator>&lt;анонимный&gt;</dc:creator>
              <dc:date>2013-08-03T00:14:00</dc:date>
            </office:change-info>
          </text:insertion>
        </text:changed-region>
        <text:changed-region xml:id="ct101375112" text:id="ct101375112">
          <text:insertion>
            <office:change-info>
              <dc:creator>&lt;анонимный&gt;</dc:creator>
              <dc:date>2013-08-03T00:14:00</dc:date>
            </office:change-info>
          </text:insertion>
        </text:changed-region>
        <text:changed-region xml:id="ct101375216" text:id="ct101375216">
          <text:insertion>
            <office:change-info>
              <dc:creator>&lt;анонимный&gt;</dc:creator>
              <dc:date>2013-08-03T00:15:00</dc:date>
            </office:change-info>
          </text:insertion>
        </text:changed-region>
        <text:changed-region xml:id="ct101375320" text:id="ct101375320">
          <text:insertion>
            <office:change-info>
              <dc:creator>&lt;анонимный&gt;</dc:creator>
              <dc:date>2013-08-03T00:1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8">Министерство здравоохранения Российской Федерации</text:p>
            <text:p text:style-name="P17">ФГБУ «ФНКЦ ДГОИ им. Дмитрия Рогачева»</text:p>
          </table:table-cell>
          <table:table-cell table:style-name="Таблица3.A1" office:value-type="string">
            <text:p text:style-name="P24">Медицинская документация<text:line-break/>Форма № 066/у-02</text:p>
            <text:p text:style-name="P7">Утверждена Приказом Минздрава России<text:line-break/>от 30.12.2002 № 413 </text:p>
          </table:table-cell>
        </table:table-row>
      </table:table>
      <text:p text:style-name="P16"/>
      <text:p text:style-name="P16"/>
      <text:p text:style-name="P9">СТАТИСТИЧЕСКАЯ КАРТА ВЫБЫВШЕГО ИЗ СТАЦИОНАРА</text:p>
      <text:p text:style-name="P9">круглосуточного пребывания, дневного стационара при больничном учреждении,<text:line-break/>дневного стационара при амбулаторно-поликлиническом учреждении, стационара на дому</text:p>
      <text:p text:style-name="P31"><text:span text:style-name="T12">№ медицинской карты: </text:span><text:change-start text:change-id="ct101058280"/><text:span text:style-name="T12">getData('number')</text:span><text:change-end text:change-id="ct101058280"/><text:span text:style-name="T12"> </text:span><text:span text:style-name="T31">(</text:span><text:span text:style-name="T29">Код вида оплаты:</text:span><text:span text:style-name="T19"> </text:span><text:change-start text:change-id="ct101058384"/><text:span text:style-name="T17">getFinanceCode(getData('appealType')['finance']['id'])</text:span><text:change-end text:change-id="ct101058384"/><text:span text:style-name="T12"> )</text:span></text:p>
      <text:p text:style-name="P14"/>
      <text:p text:style-name="P25"><text:span text:style-name="T24">1. Код пациента: </text:span><text:change-start text:change-id="ct101058488"/><text:span text:style-name="T21">getData('patient.id')</text:span><text:change-end text:change-id="ct101058488"/><text:span text:style-name="T22"> <text:tab/></text:span><text:span text:style-name="T24">2. Ф.И.О.: </text:span><text:change-start text:change-id="ct101058592"/><text:span text:style-name="T21">getFullName('patient.name')</text:span><text:change-end text:change-id="ct101058592"/><text:span text:style-name="T24"> </text:span></text:p>
      <text:p text:style-name="P23"><text:span text:style-name="T10">3. Пол: </text:span><text:change-start text:change-id="ct101058696"/><text:span text:style-name="T27">getSex('patient.sex')</text:span><text:change-end text:change-id="ct101058696"/><text:span text:style-name="T15"> <text:tab/></text:span><text:span text:style-name="T10">4. Дата рождения: </text:span><text:change-start text:change-id="ct101058800"/><text:span text:style-name="T12">formatDate('patient.birthDate'</text:span><text:span text:style-name="T19">)</text:span><text:change-end text:change-id="ct101058800"/><text:span text:style-name="T10"> (возраст: </text:span><text:change-start text:change-id="ct101058904"/><text:span text:style-name="T17">getData('age')</text:span><text:change-end text:change-id="ct101058904"/><text:span text:style-name="T10"> )</text:span></text:p>
      <text:p text:style-name="P12">5. Документ, удостов. личность: название, серия, номер: </text:p>
      <text:p text:style-name="P22"><text:span text:style-name="T10"><text:tab/> </text:span><text:change-start text:change-id="ct101059008"/><text:span text:style-name="T12"><office:annotation><dc:creator>&lt;анонимный&gt;</dc:creator><dc:date>2012-12-14T14:52:00.40</dc:date><text:p text:style-name="P48"><text:span text:style-name="T48">do text for idCard in data['patient']['idCards']</text:span></text:p></office:annotation></text:span><text:change-end text:change-id="ct101059008"/><text:change-start text:change-id="ct101059112"/><text:span text:style-name="T12">getData('docType.name', idCard)</text:span><text:change-end text:change-id="ct101059112"/><text:span text:style-name="T30"> </text:span><text:change-start text:change-id="ct101059216"/><text:span text:style-name="T30">getData('series', idCard)</text:span><text:change-end text:change-id="ct101059216"/><text:span text:style-name="T30"> </text:span><text:change-start text:change-id="ct101059320"/><text:span text:style-name="T30">getData('number', idCard)</text:span><text:change-end text:change-id="ct101059320"/><text:span text:style-name="T29"> </text:span></text:p>
      <text:p text:style-name="P27"><text:span text:style-name="T10">6. Адрес: регистрация по месту жительства: </text:span><text:change-start text:change-id="ct101059424"/><text:span text:style-name="T12">getAddress('patient.address.residential')</text:span><text:change-end text:change-id="ct101059424"/><text:span text:style-name="T15"> </text:span></text:p>
      <text:p text:style-name="P22"><text:span text:style-name="T10">7. Код территории проживания: </text:span><text:change-start text:change-id="ct101059528"/><text:span text:style-name="T17">getData('patient.address.residential.street.code')</text:span><text:change-end text:change-id="ct101059528"/><text:span text:style-name="T17">  </text:span><text:span text:style-name="T10">Житель: </text:span><text:change-start text:change-id="ct101059632"/><text:span text:style-name="T19">getLocationType('patient.address.residential.localityType')</text:span><text:change-end text:change-id="ct101059632"/><text:span text:style-name="T15"> </text:span></text:p>
      <text:p text:style-name="P29">8. Страховой полис (серия, номер): </text:p>
      <text:p text:style-name="P20"><text:span text:style-name="T24"><text:tab/> </text:span><text:change-start text:change-id="ct101059736"/><text:span text:style-name="T24"><office:annotation><dc:creator>&lt;анонимный&gt;</dc:creator><dc:date>2012-12-14T14:35:59.41</dc:date><text:p text:style-name="P49"><text:span text:style-name="T51">do text for payment in data['patient']['payments'] </text:span></text:p></office:annotation></text:span><text:change-end text:change-id="ct101059736"/><text:change-start text:change-id="ct101059840"/><text:span text:style-name="T21">getData('policyType.name', payment)</text:span><text:change-end text:change-id="ct101059840"/><text:span text:style-name="T21">, </text:span><text:change-start text:change-id="ct101059944"/><text:span text:style-name="T21">getData('smo.name', payment)</text:span><text:change-end text:change-id="ct101059944"/><text:span text:style-name="T21"> </text:span><text:change-start text:change-id="ct101060048"/><text:span text:style-name="T21">getData('series', payment)</text:span><text:change-end text:change-id="ct101060048"/><text:span text:style-name="T21"> </text:span><text:change-start text:change-id="ct101060152"/><text:span text:style-name="T21">getData('number', payment)</text:span><text:change-end text:change-id="ct101060152"/><text:span text:style-name="T28"> </text:span></text:p>
      <text:p text:style-name="P27"><text:span text:style-name="T10">9. Вид оплаты: </text:span><text:change-start text:change-id="ct101060256"/><text:span text:style-name="T19">getData('appealType')['finance']['name']</text:span><text:change-end text:change-id="ct101060256"/><text:span text:style-name="T10"> </text:span></text:p>
      <text:p text:style-name="P19"><text:span text:style-name="T6">10. Социальный статус: </text:span><text:change-start text:change-id="ct101060360"/><text:span text:style-name="T6"><office:annotation><dc:creator>&lt;анонимный&gt;</dc:creator><dc:date>2012-12-14T15:33:49.41</dc:date><text:p text:style-name="P49"><text:span text:style-name="T50">do text for occupation in data['patient']['occupations']</text:span></text:p></office:annotation></text:span><text:change-end text:change-id="ct101060360"/><text:change-start text:change-id="ct101060464"/><text:span text:style-name="T8">occupation['socialStatus']['status']</text:span><text:change-end text:change-id="ct101060464"/><text:span text:style-name="T8">; </text:span></text:p>
      <text:p text:style-name="P23"><text:span text:style-name="T10">11. Категория льготности: </text:span><text:change-start text:change-id="ct101060568"/><text:span text:style-name="T10"><office:annotation><dc:creator>&lt;анонимный&gt;</dc:creator><dc:date>2012-12-14T15:51:14.42</dc:date><text:p text:style-name="P49"><text:span text:style-name="T50">do text for disability in data['patient']['disabilities']</text:span></text:p></office:annotation></text:span><text:change-end text:change-id="ct101060568"/><text:change-start text:change-id="ct101060672"/><text:span text:style-name="T10">disability['disabilityType']['name']</text:span><text:change-end text:change-id="ct101060672"/><text:span text:style-name="T14"> </text:span></text:p>
      <text:p text:style-name="P19"><text:span text:style-name="T6">12. Кем направлен: </text:span><text:change-start text:change-id="ct101060776"/><text:span text:style-name="T9">getData('assignment.directed')</text:span><text:change-end text:change-id="ct101060776"/><text:span text:style-name="T7"> </text:span></text:p>
      <text:p text:style-name="P23"><text:span text:style-name="T10">13. Кем доставлен: </text:span><text:change-start text:change-id="ct101060880"/><text:span text:style-name="T19">getData('deliveredType')</text:span><text:change-end text:change-id="ct101060880"/><text:span text:style-name="T10"> </text:span></text:p>
      <text:p text:style-name="P22"><text:span text:style-name="T10">14. Диагноз направившего учреждения: </text:span><text:change-start text:change-id="ct101060984"/><text:span text:style-name="T16">findDiagnosis('diagnoses', '</text:span><text:bookmark text:name="docs-internal-guid-37392213-4313-9778-dec6-e1527c311ef9"/><text:span text:style-name="T16">diagReceivedMkb')['mkb']['code']</text:span><text:change-end text:change-id="ct101060984"/><text:span text:style-name="T16"> : </text:span><text:change-start text:change-id="ct101061088"/><text:span text:style-name="T16">findDiagnosis('diagnoses', '</text:span><text:bookmark text:name="docs-internal-guid-37392213-4313-9778-dec6-e1527c311ef91"/><text:span text:style-name="T16">diagReceivedMkb')['mkb']['diagnosis']</text:span><text:change-end text:change-id="ct101061088"/><text:span text:style-name="T15"> </text:span></text:p>
      <text:p text:style-name="P30"><text:span text:style-name="T10">15. Диагноз приемного отделения: </text:span><text:change-start text:change-id="ct101061192"/><text:span text:style-name="T16">findDiagnosis('diagnoses', '</text:span><text:bookmark text:name="docs-internal-guid-37392213-4313-ebc7-d0dd-8f3c988049bb1"/><text:span text:style-name="T16">admissionMkb')['mkb']['code']</text:span><text:change-end text:change-id="ct101061192"/><text:span text:style-name="T16">: </text:span><text:change-start text:change-id="ct101061296"/><text:span text:style-name="T16">findDiagnosis('diagnoses', '</text:span><text:bookmark text:name="docs-internal-guid-37392213-4313-ebc7-d0dd-8f3c988049bb"/><text:span text:style-name="T16">admissionMkb')['mkb']['diagnosis']</text:span><text:change-end text:change-id="ct101061296"/><text:span text:style-name="T15"> </text:span></text:p>
      <text:p text:style-name="P28">16. Доставлен в состоянии опьянения: </text:p>
      <text:p text:style-name="P23"><text:span text:style-name="T10">17. Госпитализирован по поводу данного заболевания в текущем году: </text:span><text:change-start text:change-id="ct101061400"/><text:span text:style-name="T19">getData('appealWithDeseaseThisYear')</text:span><text:change-end text:change-id="ct101061400"/> </text:p>
      <text:p text:style-name="P19"><text:span text:style-name="T6">18. Доставлен в стационар от начала заболевания (получения травмы): </text:span><text:change-start text:change-id="ct101061504"/><text:span text:style-name="T7">getData('deliveredAfterType')</text:span><text:change-end text:change-id="ct101061504"/><text:span text:style-name="T7"> </text:span></text:p>
      <text:p text:style-name="P11">19. Травма: </text:p>
      <text:p text:style-name="P19"><text:span text:style-name="T6">20. Дата поступления в приемное отделение: </text:span><text:change-start text:change-id="ct101061608"/><text:span text:style-name="T9">formatDateTime('rangeAppealDateTime.start')</text:span><text:change-end text:change-id="ct101061608"/><text:span text:style-name="T7"> </text:span></text:p>
      <text:p text:style-name="P11"><text:tab/>Подпись врача приемного отделения: __________________________________________________</text:p>
      <text:p text:style-name="P15"/>
      <text:p text:style-name="P26"><text:span text:style-name="T18">2</text:span><text:span text:style-name="T11">1</text:span><text:span text:style-name="T18">. </text:span><text:span text:style-name="T11">Дата выписки (смерти): </text:span><text:change-start text:change-id="ct101061712"/><text:span text:style-name="T20">formatDate('</text:span><text:span text:style-name="T37">leaved.outcomeDate</text:span><text:span text:style-name="T42">')</text:span><text:change-end text:change-id="ct101061712"/><text:span text:style-name="T38"> </text:span><text:span text:style-name="T28"> </text:span><text:span text:style-name="T11"><text:tab/><text:tab/>Время: </text:span><text:change-start text:change-id="ct101061816"/><text:span text:style-name="T44">formatTime('</text:span><text:span text:style-name="T37">leaved.outcomeDate</text:span><text:span text:style-name="T42">')</text:span><text:change-end text:change-id="ct101061816"/><text:span text:style-name="T39"> </text:span></text:p>
      <text:p text:style-name="P23"><text:span text:style-name="T11">22. Исход госпитализации:</text:span><text:span text:style-name="T29"> </text:span><text:change-start text:change-id="ct101371472"/><text:span text:style-name="T44">getData</text:span><text:span text:style-name="T45">('</text:span><text:span text:style-name="T41">leaved.hospOutcome'</text:span><text:span text:style-name="T45">)</text:span><text:change-end text:change-id="ct101371472"/><text:span text:style-name="T43"> </text:span></text:p>
      <text:p text:style-name="P13">22.1. Результат госпитализации<text:span text:style-name="T2">: </text:span><text:change-start text:change-id="ct101371576"/><text:span text:style-name="T35">getData('result.name')</text:span><text:change-end text:change-id="ct101371576"/><text:span text:style-name="T34"> </text:span></text:p>
      <text:p text:style-name="P23"><text:span text:style-name="T11">23. </text:span><text:span text:style-name="T29">Продолжительность госпитализации (койко-дней): </text:span><text:change-start text:change-id="ct101371680"/><text:span text:style-name="T20">getData</text:span><text:span text:style-name="T32">('</text:span><text:span text:style-name="T36">leaved.hospLength</text:span><text:span text:style-name="T41">')</text:span><text:change-end text:change-id="ct101371680"/><text:span text:style-name="T38"> </text:span></text:p>
      <text:p text:style-name="P23"><text:span text:style-name="T11">24. Листок нетрудоспособности: открыт </text:span><text:change-start text:change-id="ct101371784"/><text:span text:style-name="T20">formatDate</text:span><text:span text:style-name="T20">('</text:span><text:bookmark text:name="docs-internal-guid-3b9a1e70-4092-5e41-92eb-24038b26328c"/><text:span text:style-name="T42">tempInvalid.begDate</text:span><text:span text:style-name="T20">')</text:span><text:change-end text:change-id="ct101371784"/><text:span text:style-name="T11"> закрыт: </text:span><text:change-start text:change-id="ct101371888"/><text:span text:style-name="T20">formatDate</text:span><text:span text:style-name="T20">('</text:span><text:bookmark text:name="docs-internal-guid-3b9a1e70-4092-7957-c065-4bf071f25b8a"/><text:span text:style-name="T42">tempInvalid.endDate</text:span><text:span text:style-name="T20">')</text:span><text:change-end text:change-id="ct101371888"/><text:span text:style-name="T18"> </text:span></text:p>
      <text:p text:style-name="P23"><text:span text:style-name="T11">24.1. </text:span><text:span text:style-name="T33">По уходу за больным      Полных лет:  </text:span><text:change-start text:change-id="ct101371992"/><text:span text:style-name="T31">getData('</text:span><text:bookmark text:name="docs-internal-guid-3b9a1e70-4093-4c12-42f6-8af3e7eb4e4c"/><text:span text:style-name="T40">tempInvalid.age</text:span><text:span text:style-name="T31">')</text:span><text:change-end text:change-id="ct101371992"/><text:span text:style-name="T33">  Пол: муж 1           жен 2   <text:line-break/></text:span><text:span text:style-name="T11">25. </text:span><text:span text:style-name="T33">Движение пациента по отделениям:</text:span></text:p>
      <table:table table:name="Таблица2" table:style-name="Таблица2">
        <table:table-column table:style-name="Таблица2.A"/>
        <table:table-column table:style-name="Таблица2.B" table:number-columns-repeated="5"/>
        <table:table-column table:style-name="Таблица2.G"/>
        <table:table-column table:style-name="Таблица2.H"/>
        <table:table-column table:style-name="Таблица2.B"/>
        <table:table-row>
          <table:table-cell table:style-name="Таблица2.A1" office:value-type="string">
            <text:p text:style-name="P35">№</text:p>
          </table:table-cell>
          <table:table-cell table:style-name="Таблица2.A1" office:value-type="string">
            <text:p text:style-name="P35">Код отделения</text:p>
          </table:table-cell>
          <table:table-cell table:style-name="Таблица2.A1" office:value-type="string">
            <text:p text:style-name="P35">Профиль коек</text:p>
          </table:table-cell>
          <table:table-cell table:style-name="Таблица2.A1" office:value-type="string">
            <text:p text:style-name="P35">Код врача</text:p>
          </table:table-cell>
          <table:table-cell table:style-name="Таблица2.A1" office:value-type="string">
            <text:p text:style-name="P35">Дата</text:p>
            <text:p text:style-name="P35">поступления</text:p>
          </table:table-cell>
          <table:table-cell table:style-name="Таблица2.A1" office:value-type="string">
            <text:p text:style-name="P35">Дата</text:p>
            <text:p text:style-name="P35">выписки,</text:p>
            <text:p text:style-name="P35">перевода</text:p>
          </table:table-cell>
          <table:table-cell table:style-name="Таблица2.A1" office:value-type="string">
            <text:p text:style-name="P35">Код</text:p>
            <text:p text:style-name="P35">диагноза по МКБ</text:p>
          </table:table-cell>
          <table:table-cell table:style-name="Таблица2.A1" office:value-type="string">
            <text:p text:style-name="P35">Код медицинского стандарта</text:p>
          </table:table-cell>
          <table:table-cell table:style-name="Таблица2.I1" office:value-type="string">
            <text:p text:style-name="P35">Код прерванного </text:p>
            <text:p text:style-name="P35">случая</text:p>
          </table:table-cell>
        </table:table-row>
        <table:table-row>
          <table:table-cell table:style-name="Таблица2.A2" office:value-type="float" office:value="1">
            <text:p text:style-name="P45">1</text:p>
          </table:table-cell>
          <table:table-cell table:style-name="Таблица2.A2" office:value-type="float" office:value="2">
            <text:p text:style-name="P45">2</text:p>
          </table:table-cell>
          <table:table-cell table:style-name="Таблица2.A2" office:value-type="float" office:value="3">
            <text:p text:style-name="P45">3</text:p>
          </table:table-cell>
          <table:table-cell table:style-name="Таблица2.A2" office:value-type="float" office:value="4">
            <text:p text:style-name="P45">4</text:p>
          </table:table-cell>
          <table:table-cell table:style-name="Таблица2.A2" office:value-type="float" office:value="5">
            <text:p text:style-name="P45">5</text:p>
          </table:table-cell>
          <table:table-cell table:style-name="Таблица2.A2" office:value-type="float" office:value="6">
            <text:p text:style-name="P45">6</text:p>
          </table:table-cell>
          <table:table-cell table:style-name="Таблица2.A2" office:value-type="float" office:value="7">
            <text:p text:style-name="P45">7</text:p>
          </table:table-cell>
          <table:table-cell table:style-name="Таблица2.A2" office:value-type="float" office:value="8">
            <text:p text:style-name="P45">8</text:p>
          </table:table-cell>
          <table:table-cell table:style-name="Таблица2.I2" office:value-type="float" office:value="9">
            <text:p text:style-name="P45">9</text:p>
          </table:table-cell>
        </table:table-row>
        <table:table-row>
          <table:table-cell table:style-name="Таблица2.A3" office:value-type="string">
            <text:p text:style-name="P34"><office:annotation><dc:creator>&lt;анонимный&gt;</dc:creator><dc:date>2013-08-03T00:55:30.45</dc:date><text:p text:style-name="P49"><text:span text:style-name="T48">do row for move in data['moves']</text:span></text:p></office:annotation> </text:p>
          </table:table-cell>
          <table:table-cell table:style-name="Таблица2.A3" office:value-type="string">
            <text:p text:style-name="P43">( <text:change-start text:change-id="ct101372096"/>getData('unitId', move)<text:change-end text:change-id="ct101372096"/> ) <text:change-start text:change-id="ct101372200"/>getData('unit', move)<text:change-end text:change-id="ct101372200"/></text:p>
          </table:table-cell>
          <table:table-cell table:style-name="Таблица2.A3" office:value-type="string">
            <text:p text:style-name="P43"><text:change-start text:change-id="ct101372304"/>getData('bed', move)<text:change-end text:change-id="ct101372304"/></text:p>
          </table:table-cell>
          <table:table-cell table:style-name="Таблица2.A3" office:value-type="string">
            <text:p text:style-name="P47"><text:change-start text:change-id="ct101372408"/>getData('doctorCode', move)<text:change-end text:change-id="ct101372408"/></text:p>
          </table:table-cell>
          <table:table-cell table:style-name="Таблица2.A3" office:value-type="string">
            <text:p text:style-name="P42"><text:change-start text:change-id="ct101372512"/>formatDateTime('admission', move)<text:change-end text:change-id="ct101372512"/></text:p>
          </table:table-cell>
          <table:table-cell table:style-name="Таблица2.A3" office:value-type="string">
            <text:p text:style-name="P42"><text:change-start text:change-id="ct101372616"/>formatDateTime('leave', move)<text:change-end text:change-id="ct101372616"/>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/>
          </table:table-cell>
          <table:table-cell table:style-name="Таблица2.I3" office:value-type="string">
            <text:p text:style-name="P34"/>
          </table:table-cell>
        </table:table-row>
      </table:table>
      <text:p text:style-name="P13"/>
      <text:p text:style-name="P21"><text:span text:style-name="T25">26. </text:span>Хирургические операции 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C"/>
        <table:table-column table:style-name="Таблица4.I"/>
        <table:table-column table:style-name="Таблица4.J" table:number-columns-repeated="2"/>
        <table:table-row>
          <table:table-cell table:style-name="Таблица4.A1" table:number-rows-spanned="2" office:value-type="string">
            <text:p text:style-name="P36">Дата,</text:p>
            <text:p text:style-name="P36">час</text:p>
          </table:table-cell>
          <table:table-cell table:style-name="Таблица4.A1" table:number-rows-spanned="2" office:value-type="string">
            <text:p text:style-name="P36">Код хирурга</text:p>
          </table:table-cell>
          <table:table-cell table:style-name="Таблица4.A1" table:number-rows-spanned="2" office:value-type="string">
            <text:p text:style-name="P36">Код отделения</text:p>
          </table:table-cell>
          <table:table-cell table:style-name="Таблица4.A1" table:number-columns-spanned="2" office:value-type="string">
            <text:p text:style-name="P36">Операция</text:p>
          </table:table-cell>
          <table:covered-table-cell/>
          <table:table-cell table:style-name="Таблица4.A1" table:number-columns-spanned="2" office:value-type="string">
            <text:p text:style-name="P36">Осложнение</text:p>
          </table:table-cell>
          <table:covered-table-cell/>
          <table:table-cell table:style-name="Таблица4.A1" table:number-rows-spanned="2" office:value-type="string">
            <text:p text:style-name="P36">Анестезия</text:p>
          </table:table-cell>
          <table:table-cell table:style-name="Таблица4.I1" table:number-columns-spanned="3" office:value-type="string">
            <text:p text:style-name="P36">Использование</text:p>
            <text:p text:style-name="P36">спец. аппаратуры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4.D2" office:value-type="string">
            <text:p text:style-name="P38">Наименование</text:p>
          </table:table-cell>
          <table:table-cell table:style-name="Таблица4.D2" office:value-type="string">
            <text:p text:style-name="P38">Код</text:p>
          </table:table-cell>
          <table:table-cell table:style-name="Таблица4.D2" office:value-type="string">
            <text:p text:style-name="P38">Наименование</text:p>
          </table:table-cell>
          <table:table-cell table:style-name="Таблица4.D2" office:value-type="string">
            <text:p text:style-name="P38">Код</text:p>
          </table:table-cell>
          <table:covered-table-cell/>
          <table:table-cell table:style-name="Таблица4.D2" office:value-type="string">
            <text:p text:style-name="P38">Энд.</text:p>
          </table:table-cell>
          <table:table-cell table:style-name="Таблица4.D2" office:value-type="string">
            <text:p text:style-name="P38">Лазер.</text:p>
          </table:table-cell>
          <table:table-cell table:style-name="Таблица4.K2" office:value-type="string">
            <text:p text:style-name="P38">Криог.</text:p>
          </table:table-cell>
        </table:table-row>
        <table:table-row>
          <table:table-cell table:style-name="Таблица4.A3" office:value-type="float" office:value="1">
            <text:p text:style-name="P46">1</text:p>
          </table:table-cell>
          <table:table-cell table:style-name="Таблица4.A3" office:value-type="float" office:value="2">
            <text:p text:style-name="P46">2</text:p>
          </table:table-cell>
          <table:table-cell table:style-name="Таблица4.A3" office:value-type="float" office:value="3">
            <text:p text:style-name="P46">3</text:p>
          </table:table-cell>
          <table:table-cell table:style-name="Таблица4.A3" office:value-type="float" office:value="4">
            <text:p text:style-name="P46">4</text:p>
          </table:table-cell>
          <table:table-cell table:style-name="Таблица4.A3" office:value-type="float" office:value="5">
            <text:p text:style-name="P46">5</text:p>
          </table:table-cell>
          <table:table-cell table:style-name="Таблица4.A3" office:value-type="float" office:value="6">
            <text:p text:style-name="P46">6</text:p>
          </table:table-cell>
          <table:table-cell table:style-name="Таблица4.A3" office:value-type="float" office:value="7">
            <text:p text:style-name="P46">7</text:p>
          </table:table-cell>
          <table:table-cell table:style-name="Таблица4.A3" office:value-type="float" office:value="8">
            <text:p text:style-name="P46">8</text:p>
          </table:table-cell>
          <table:table-cell table:style-name="Таблица4.A3" office:value-type="float" office:value="9">
            <text:p text:style-name="P46">9</text:p>
          </table:table-cell>
          <table:table-cell table:style-name="Таблица4.A3" office:value-type="float" office:value="10">
            <text:p text:style-name="P46">10</text:p>
          </table:table-cell>
          <table:table-cell table:style-name="Таблица4.K3" office:value-type="float" office:value="11">
            <text:p text:style-name="P46">11</text:p>
          </table:table-cell>
        </table:table-row>
        <table:table-row>
          <table:table-cell table:style-name="Таблица4.D2" office:value-type="string">
            <text:p text:style-name="P33"><text:span text:style-name="T47"><office:annotation><dc:creator>&lt;анонимный&gt;</dc:creator><dc:date>2013-08-03T00:32:04.47</dc:date><text:p text:style-name="P49"><text:span text:style-name="T49">do row for operation in data['operations']</text:span></text:p></office:annotation></text:span><text:span text:style-name="T47"> </text:span><text:change-start text:change-id="ct101372720"/><text:span text:style-name="T2">formatDate('begDate', operation)</text:span><text:change-end text:change-id="ct101372720"/><text:span text:style-name="T3"> – </text:span><text:change-start text:change-id="ct101372824"/><text:span text:style-name="T2">formatDate('endDate', <text:s/>operation)</text:span><text:change-end text:change-id="ct101372824"/></text:p>
          </table:table-cell>
          <table:table-cell table:style-name="Таблица4.D2" office:value-type="string">
            <text:p text:style-name="P33"><text:change-start text:change-id="ct101372928"/><text:span text:style-name="T2">getData('surgeon.code', operation)</text:span><text:change-end text:change-id="ct101372928"/><text:span text:style-name="T3"> </text:span><text:change-start text:change-id="ct101373032"/><text:span text:style-name="T2">getFullName('surgeon', operation)</text:span><text:change-end text:change-id="ct101373032"/><text:span text:style-name="T3"><text:line-break/></text:span></text:p>
          </table:table-cell>
          <table:table-cell table:style-name="Таблица4.D2" office:value-type="string">
            <text:p text:style-name="P37"/>
          </table:table-cell>
          <table:table-cell table:style-name="Таблица4.D2" office:value-type="string">
            <text:p text:style-name="P42"><text:change-start text:change-id="ct101373136"/>getData('operationName', operation)<text:change-end text:change-id="ct101373136"/></text:p>
          </table:table-cell>
          <table:table-cell table:style-name="Таблица4.D2" office:value-type="string">
            <text:p text:style-name="P42"><text:change-start text:change-id="ct101373240"/>getData('operationCode', operation)<text:change-end text:change-id="ct101373240"/></text:p>
          </table:table-cell>
          <table:table-cell table:style-name="Таблица4.D2" office:value-type="string">
            <text:p text:style-name="P42"><text:change-start text:change-id="ct101373344"/>getData('complicationName', operation)<text:change-end text:change-id="ct101373344"/></text:p>
          </table:table-cell>
          <table:table-cell table:style-name="Таблица4.D2" office:value-type="string">
            <text:p text:style-name="P44"/>
          </table:table-cell>
          <table:table-cell table:style-name="Таблица4.D2" office:value-type="string">
            <text:p text:style-name="P42"><text:change-start text:change-id="ct101373448"/>getData('methodAnesthesia', operation)<text:change-end text:change-id="ct101373448"/></text:p>
          </table:table-cell>
          <table:table-cell table:style-name="Таблица4.D2" office:value-type="string">
            <text:p text:style-name="P37"/>
          </table:table-cell>
          <table:table-cell table:style-name="Таблица4.D2" office:value-type="string">
            <text:p text:style-name="P37"/>
          </table:table-cell>
          <table:table-cell table:style-name="Таблица4.K2" office:value-type="string">
            <text:p text:style-name="P37"/>
          </table:table-cell>
        </table:table-row>
      </table:table>
      <text:p text:style-name="P15"/>
      <text:p text:style-name="P23"><text:span text:style-name="T11">27. </text:span><text:span text:style-name="T33">Обследован: </text:span><text:span text:style-name="T31">RW</text:span><text:span text:style-name="T33">1 </text:span><text:span text:style-name="T31">[ </text:span><text:change-start text:change-id="ct101373552"/><text:span text:style-name="T31">getData('</text:span><text:bookmark text:name="docs-internal-guid-3b9a1e70-40c6-b6c9-7a31-cda8b557f9b9"/><text:span text:style-name="T43">laboratory.RW</text:span><text:span text:style-name="T31">')</text:span><text:change-end text:change-id="ct101373552"/><text:span text:style-name="T31"> ] <text:tab/>AIDS</text:span><text:span text:style-name="T33">2 </text:span><text:span text:style-name="T31">[ <text:s/>]</text:span></text:p>
      <text:p text:style-name="P21"><text:span text:style-name="T25">28. </text:span>Диагноз стационара (при выписке): </text:p>
      <table:table table:name="Таблица5" table:style-name="Таблица5">
        <table:table-column table:style-name="Таблица5.A"/>
        <table:table-column table:style-name="Таблица5.B" table:number-columns-repeated="6"/>
        <table:table-row>
          <table:table-cell table:style-name="Таблица5.A1" office:value-type="string">
            <text:p text:style-name="P36"/>
          </table:table-cell>
          <table:table-cell table:style-name="Таблица5.A1" office:value-type="string">
            <text:p text:style-name="P40">Основное заболевание</text:p>
          </table:table-cell>
          <table:table-cell table:style-name="Таблица5.A1" office:value-type="string">
            <text:p text:style-name="P36">Код </text:p>
            <text:p text:style-name="P36">МКБ</text:p>
          </table:table-cell>
          <table:table-cell table:style-name="Таблица5.A1" office:value-type="string">
            <text:p text:style-name="P36">Осложнение</text:p>
          </table:table-cell>
          <table:table-cell table:style-name="Таблица5.A1" office:value-type="string">
            <text:p text:style-name="P36">Код </text:p>
            <text:p text:style-name="P36">МКБ</text:p>
          </table:table-cell>
          <table:table-cell table:style-name="Таблица5.A1" office:value-type="string">
            <text:p text:style-name="P36">Сопутствующее</text:p>
            <text:p text:style-name="P36">заболевание</text:p>
          </table:table-cell>
          <table:table-cell table:style-name="Таблица5.G1" office:value-type="string">
            <text:p text:style-name="P36">Код </text:p>
            <text:p text:style-name="P36">МКБ</text:p>
          </table:table-cell>
        </table:table-row>
        <table:table-row>
          <table:table-cell table:style-name="Таблица5.A2" office:value-type="string">
            <text:p text:style-name="P39">Клинический<text:line-break/> заключительны</text:p>
          </table:table-cell>
          <table:table-cell table:style-name="Таблица5.B2" office:value-type="string">
            <text:p text:style-name="P41"><text:change-start text:change-id="ct101373656"/>findDiagnosis('diagnoses', 'mainDiagMkb')['mkb']['diagnosis']<text:change-end text:change-id="ct101373656"/></text:p>
          </table:table-cell>
          <table:table-cell table:style-name="Таблица5.B2" office:value-type="string">
            <text:p text:style-name="P33"><text:change-start text:change-id="ct101373760"/><text:span text:style-name="T28">findDiagnosis('diagnoses', '</text:span><text:bookmark text:name="docs-internal-guid-5c9ebf0a-430c-3b4f-7932-1d5fbf6640c41"/><text:span text:style-name="T28">mainDiagMkb</text:span><text:span text:style-name="T2">'</text:span><text:span text:style-name="T28">)['mkb']['code']</text:span><text:change-end text:change-id="ct101373760"/></text:p>
          </table:table-cell>
          <table:table-cell table:style-name="Таблица5.B2" office:value-type="string">
            <text:p text:style-name="P33"><text:change-start text:change-id="ct101373864"/><text:span text:style-name="T28">findDiagnosis('diagnoses', '</text:span><text:bookmark text:name="docs-internal-guid-37392213-430e-bd39-669d-f82175c3d44a"/><text:span text:style-name="T28">diagComplMkb')['mkb']['diagnosis']</text:span><text:change-end text:change-id="ct101373864"/><text:span text:style-name="T28"> </text:span></text:p>
          </table:table-cell>
          <table:table-cell table:style-name="Таблица5.B2" office:value-type="string">
            <text:p text:style-name="P33"><text:change-start text:change-id="ct101373968"/><text:span text:style-name="T28">findDiagnosis('diagnoses', '</text:span><text:bookmark text:name="docs-internal-guid-37392213-430e-bd39-669d-f82175c3d44a1"/><text:span text:style-name="T28">diagComplMkb</text:span><text:span text:style-name="T2">'</text:span><text:span text:style-name="T28">)['mkb']['code']</text:span><text:change-end text:change-id="ct101373968"/></text:p>
          </table:table-cell>
          <table:table-cell table:style-name="Таблица5.B2" office:value-type="string">
            <text:p text:style-name="P33"><text:change-start text:change-id="ct101374072"/><text:span text:style-name="T28">findDiagnosis('diagnoses', '</text:span><text:bookmark text:name="docs-internal-guid-37392213-430f-4862-f95a-3e66446fe2a2"/><text:span text:style-name="T28">assocDiagMkb')['mkb']['diagnosis']</text:span><text:change-end text:change-id="ct101374072"/><text:span text:style-name="T28"> </text:span></text:p>
          </table:table-cell>
          <table:table-cell table:style-name="Таблица5.G2" office:value-type="string">
            <text:p text:style-name="P33"><text:change-start text:change-id="ct101374176"/><text:span text:style-name="T28">findDiagnosis('diagnoses', '</text:span><text:bookmark text:name="docs-internal-guid-37392213-430f-4862-f95a-3e66446fe2a21"/><text:span text:style-name="T28">assocDiagMkb</text:span><text:span text:style-name="T2">'</text:span><text:span text:style-name="T28">)['mkb']['code']</text:span><text:change-end text:change-id="ct101374176"/></text:p>
          </table:table-cell>
        </table:table-row>
        <table:table-row>
          <table:table-cell table:style-name="Таблица5.B2" office:value-type="string">
            <text:p text:style-name="P39">Патолого-<text:line-break/>анатомический</text:p>
          </table:table-cell>
          <table:table-cell table:style-name="Таблица5.B2" office:value-type="string">
            <text:p text:style-name="P33"><text:change-start text:change-id="ct101374280"/><text:span text:style-name="T28">findDiagnosis('diagnoses', '</text:span><text:bookmark text:name="docs-internal-guid-37392213-4310-28bd-5385-3d22053240e3"/><text:span text:style-name="T28">mainDiagMkbPat ')['mkb']['diagnosis']</text:span><text:change-end text:change-id="ct101374280"/></text:p>
          </table:table-cell>
          <table:table-cell table:style-name="Таблица5.B2" office:value-type="string">
            <text:p text:style-name="P33"><text:change-start text:change-id="ct101374384"/><text:span text:style-name="T28">findDiagnosis('diagnoses', '</text:span><text:bookmark text:name="docs-internal-guid-37392213-4310-28bd-5385-3d22053240e31"/><text:span text:style-name="T28">mainDiagMkbPat </text:span><text:span text:style-name="T2">'</text:span><text:span text:style-name="T28">)['mkb']['code']</text:span><text:change-end text:change-id="ct101374384"/></text:p>
          </table:table-cell>
          <table:table-cell table:style-name="Таблица5.B2" office:value-type="string">
            <text:p text:style-name="P37"/>
          </table:table-cell>
          <table:table-cell table:style-name="Таблица5.B2" office:value-type="string">
            <text:p text:style-name="P37"/>
          </table:table-cell>
          <table:table-cell table:style-name="Таблица5.B2" office:value-type="string">
            <text:p text:style-name="P37"/>
          </table:table-cell>
          <table:table-cell table:style-name="Таблица5.G2" office:value-type="string">
            <text:p text:style-name="P37"/>
          </table:table-cell>
        </table:table-row>
      </table:table>
      <text:p text:style-name="P13"/>
      <text:p text:style-name="P23"><text:span text:style-name="T11">29. Дефекты догоспитального этапа: </text:span><text:change-start text:change-id="ct101374488"/><text:span text:style-name="T18">getData('preHospitalDefects')</text:span><text:change-end text:change-id="ct101374488"/><text:span text:style-name="T46"> </text:span></text:p>
      <text:p text:style-name="P23"><text:span text:style-name="T11">30. </text:span><text:span text:style-name="T13">Код вида ВМП</text:span><text:span text:style-name="T11">: </text:span><text:change-start text:change-id="ct101374592"/><text:span text:style-name="T18">getData('</text:span><text:span text:style-name="T11">quoting.quotaType</text:span><text:span text:style-name="T18">Code</text:span><text:span text:style-name="T18">')</text:span><text:change-end text:change-id="ct101374592"/><text:span text:style-name="T18"> </text:span><text:change-start text:change-id="ct101374696"/><text:span text:style-name="T18">getData('</text:span><text:span text:style-name="T11">quoting.quotaType</text:span><text:span text:style-name="T18">Name')</text:span><text:change-end text:change-id="ct101374696"/> </text:p>
      <text:p text:style-name="P21"><text:span text:style-name="T23">Метод лечения</text:span><text:span text:style-name="T25">: </text:span><text:change-start text:change-id="ct101374800"/><text:span text:style-name="T26">getData('</text:span><text:span text:style-name="T25">quoting.treatmentName</text:span><text:span text:style-name="T26">')</text:span><text:change-end text:change-id="ct101374800"/><text:span text:style-name="T26"> </text:span></text:p>
      <text:p text:style-name="P21"><text:soft-page-break/><text:span text:style-name="T23">Модель пациента</text:span><text:span text:style-name="T25">: </text:span><text:change-start text:change-id="ct101374904"/><text:span text:style-name="T26">getData('</text:span><text:span text:style-name="T25">quoting.patientModelName</text:span><text:span text:style-name="T26">')</text:span><text:change-end text:change-id="ct101374904"/><text:span text:style-name="T25"> </text:span></text:p>
      <text:p text:style-name="P23"><text:span text:style-name="T11">31. Дата следующей госпитализации в текущем году: </text:span><text:change-start text:change-id="ct101375008"/><text:span text:style-name="T20">getData('</text:span><text:span text:style-name="T37">leaved.nextHospDate</text:span><text:span text:style-name="T42">')</text:span><text:change-end text:change-id="ct101375008"/><text:span text:style-name="T38"> </text:span></text:p>
      <text:p text:style-name="P23"><text:span text:style-name="T11">Отделение госпитализации: </text:span><text:change-start text:change-id="ct101375112"/><text:span text:style-name="T20">getData ('</text:span><text:span text:style-name="T42">leaved.nextHospDepartment.name')</text:span><text:change-end text:change-id="ct101375112"/><text:span text:style-name="T38"> </text:span></text:p>
      <text:p text:style-name="P23"><text:span text:style-name="T11">Источник финансирования следующей госпитализации: </text:span><text:change-start text:change-id="ct101375216"/><text:span text:style-name="T44">getData('</text:span><text:span text:style-name="T42">leaved.nextHospFinanceType')</text:span><text:change-end text:change-id="ct101375216"/><text:span text:style-name="T39"> </text:span></text:p>
      <text:p text:style-name="P13"/>
      <text:p text:style-name="P13"/>
      <text:p text:style-name="P10"><text:span text:style-name="T18">Подпись лечащего врача _______________________ </text:span><text:span text:style-name="T11">/ </text:span><text:change-start text:change-id="ct101375320"/><text:span text:style-name="T44">getFullName('</text:span><text:span text:style-name="T42">leaved.leavedDoctor.name')</text:span><text:change-end text:change-id="ct101375320"/><text:span text:style-name="T11"> /</text:span></text:p>
      <text:p text:style-name="P32"/>
      <text:p text:style-name="P32">Подпись заведующего отделением _______________________ <text:span text:style-name="T28">/ ФИО 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Arial1" svg:font-family="Arial"/>
    <style:font-face style:name="Arial2" svg:font-family="Arial, sans-serif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4cm" style:type="center"/>
          <style:tab-stop style:position="18.08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M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Standard">
      <style:text-properties style:font-name="Arial"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tracked-changes>
          <text:changed-region xml:id="ct97872288" text:id="ct97872288">
            <text:insertion>
              <office:change-info>
                <dc:creator>&lt;анонимный&gt;</dc:creator>
                <dc:date>2012-12-17T16:05:00</dc:date>
              </office:change-info>
            </text:insertion>
          </text:changed-region>
          <text:changed-region xml:id="ct101057864" text:id="ct101057864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101057968" text:id="ct101057968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101058072" text:id="ct101058072">
            <text:insertion>
              <office:change-info>
                <dc:creator>&lt;анонимный&gt;</dc:creator>
                <dc:date>2012-12-17T16:07:00</dc:date>
              </office:change-info>
            </text:insertion>
          </text:changed-region>
        </text:tracked-changes>
        <text:p text:style-name="Footer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 <text:change-start text:change-id="ct97872288"/><text:span text:style-name="MT1">getData('patient.id')</text:span><text:change-end text:change-id="ct97872288"/><text:span text:style-name="MT1"> </text:span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 <text:change-start text:change-id="ct101057864"/><text:span text:style-name="MT2">getData('id')</text:span><text:change-end text:change-id="ct101057864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101057968"/>getBarcode39('<text:span text:style-name="MT3">patient.id</text:span>')<text:change-end text:change-id="ct101057968"/></text:p>
            </table:table-cell>
            <table:table-cell table:style-name="Таблица1.A2" office:value-type="string">
              <text:p text:style-name="MP5"/>
            </table:table-cell>
            <table:table-cell table:style-name="Таблица1.A2" office:value-type="string">
              <text:p text:style-name="MP6"><text:change-start text:change-id="ct101058072"/>getBarcode39(<text:span text:style-name="MT4">'id'</text:span>)<text:change-end text:change-id="ct101058072"/></text:p>
            </table:table-cell>
          </table:table-row>
        </table:table>
        <text:p text:style-name="MP7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3:32:40.42</meta:creation-date>
    <dc:date>2013-09-27T17:49:45.99</dc:date>
    <meta:editing-duration>PT11H57M48S</meta:editing-duration>
    <meta:editing-cycles>114</meta:editing-cycles>
    <meta:generator>OpenOffice.org/3.4.1$Win32 OpenOffice.org_project/341m1$Build-9593</meta:generator>
    <meta:document-statistic meta:table-count="5" meta:image-count="0" meta:object-count="0" meta:page-count="3" meta:paragraph-count="132" meta:word-count="434" meta:character-count="5004"/>
  </office:meta>
</office:document-meta>
</file>